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2.36cm" fo:min-width="3.9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909cm" fo:min-width="5.07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2.469cm" fo:min-width="6.11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628cm" fo:min-width="4.8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78cm" fo:min-width="4.56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6" svg:width="6.457cm" svg:height="2.514cm" svg:x="5.775cm" svg:y="0.542cm"><text:p>Def factorial():</text:p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5" svg:width="6.801cm" svg:height="2.303cm" svg:x="5.59cm" svg:y="4.325cm"><text:p>Factorial =1</text:p><text:p>a=int(input(“Enter the number “)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3" draw:style-name="gr4" svg:width="8.653cm" svg:height="3.493cm" svg:x="-0.549cm" svg:y="8.876cm"><text:p>if(a&gt;0):</text:p><text:p><text:s text:c="11"/>For i in range(1,a+1):</text:p><text:p><text:s text:c="23"/>factorial=factorial*i</text:p><text:p>print(“The factorial is “,factorial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4" draw:style-name="gr3" svg:width="7.171cm" svg:height="2.7cm" svg:x="11.49cm" svg:y="8.717cm"><text:p>Elif(a==0):</text:p><text:p><text:s text:c="6"/>print(“The factorial is 1“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Shape5" draw:style-name="gr1" draw:text-style-name="P1" svg:x1="9.638cm" svg:y1="3.055cm" svg:x2="9.664cm" svg:y2="4.325cm"><text:p/></draw:line><draw:line text:anchor-type="paragraph" draw:z-index="5" draw:name="Shape6" draw:style-name="gr1" draw:text-style-name="P1" svg:x1="9.241cm" svg:y1="6.627cm" svg:x2="9.215cm" svg:y2="8.135cm"><text:p/></draw:line><draw:line text:anchor-type="paragraph" draw:z-index="6" draw:name="Shape7" draw:style-name="gr1" draw:text-style-name="P1" svg:x1="8.976cm" svg:y1="8.108cm" svg:x2="3.605cm" svg:y2="8.029cm"><text:p/></draw:line><draw:line text:anchor-type="paragraph" draw:z-index="7" draw:name="Shape8" draw:style-name="gr1" draw:text-style-name="P1" svg:x1="3.605cm" svg:y1="8.109cm" svg:x2="3.658cm" svg:y2="8.876cm"><text:p/></draw:line><draw:line text:anchor-type="paragraph" draw:z-index="8" draw:name="Shape9" draw:style-name="gr1" draw:text-style-name="P1" svg:x1="9.506cm" svg:y1="8.03cm" svg:x2="15.142cm" svg:y2="7.818cm"><text:p/></draw:line><draw:line text:anchor-type="paragraph" draw:z-index="9" draw:name="Shape10" draw:style-name="gr1" draw:text-style-name="P1" svg:x1="14.983cm" svg:y1="8.029cm" svg:x2="14.665cm" svg:y2="8.717cm"><text:p/></draw:line><draw:custom-shape text:anchor-type="paragraph" draw:z-index="10" draw:name="Shape11" draw:style-name="gr2" svg:width="5.557cm" svg:height="3.335cm" svg:x="6.86cm" svg:y="15.014cm"><text:p>factorial(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name="Shape12" draw:style-name="gr1" draw:text-style-name="P1" svg:x1="6.648cm" svg:y1="16.628cm" svg:x2="-1.21cm" svg:y2="16.284cm"><text:p/></draw:line><draw:line text:anchor-type="paragraph" draw:z-index="12" draw:name="Shape13" draw:style-name="gr1" draw:text-style-name="P1" svg:x1="-1.236cm" svg:y1="16.073cm" svg:x2="-1.236cm" svg:y2="0.912cm"><text:p/></draw:line><draw:line text:anchor-type="paragraph" draw:z-index="13" draw:name="Shape14" draw:style-name="gr1" draw:text-style-name="P1" svg:x1="-1.051cm" svg:y1="1.229cm" svg:x2="5.775cm" svg:y2="1.494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16:44:30.817827435</meta:creation-date>
    <meta:generator>LibreOffice/6.4.4.2$Linux_X86_64 LibreOffice_project/40$Build-2</meta:generator>
    <dc:date>2021-03-05T17:01:56.987938179</dc:date>
    <meta:editing-duration>PT4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